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8d7" officeooo:paragraph-rsid="00124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m init -y</text:p>
      <text:p text:style-name="P1">npm install express socket.io --sa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2:49:33.351560249</meta:creation-date>
    <dc:date>2023-12-16T12:51:30.567806112</dc:date>
    <meta:editing-duration>PT1M59S</meta:editing-duration>
    <meta:editing-cycles>1</meta:editing-cycles>
    <meta:document-statistic meta:table-count="0" meta:image-count="0" meta:object-count="0" meta:page-count="1" meta:paragraph-count="2" meta:word-count="9" meta:character-count="47" meta:non-whitespace-character-count="41"/>
    <meta:generator>LibreOffice/7.3.7.2$Linux_X86_64 LibreOffice_project/30$Build-2</meta:generator>
  </office:meta>
</office:document-meta>
</file>